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. In boar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es.rs-online.com/web/p/altavoces-en-miniatura/7243100/</text:p>
          </table:table-cell>
          <table:table-cell office:value-type="string" calcext:value-type="string">
            <text:p>SPK</text:p>
          </table:table-cell>
          <table:table-cell office:value-type="string" calcext:value-type="string">
            <text:p>Speaker</text:p>
          </table:table-cell>
          <table:table-cell office:value-type="float" office:value="1.185" calcext:value-type="float">
            <text:p>1,1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es.rs-online.com/web/p/circuitos-temporizadores/6624677/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 – oscillator</text:p>
          </table:table-cell>
          <table:table-cell office:value-type="float" office:value="0.872" calcext:value-type="float">
            <text:p>0,8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es.rs-online.com/web/p/soportes-accesorios-de-montaje-para-baterias/2794959/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 holder</text:p>
          </table:table-cell>
          <table:table-cell office:value-type="float" office:value="1.75" calcext:value-type="float">
            <text:p>1,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es.rs-online.com/web/p/zocalos-dil/7020654/" xlink:type="simple">http://es.rs-online.com/web/p/zocalos-dil/7020654/</text:a>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ocket IC</text:p>
          </table:table-cell>
          <table:table-cell office:value-type="float" office:value="0.358" calcext:value-type="float">
            <text:p>0,3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es.rs-online.com/web/p/products/7605037/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attery</text:p>
          </table:table-cell>
          <table:table-cell office:value-type="float" office:value="0.649" calcext:value-type="float">
            <text:p>0,6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es.rs-online.com/web/p/products/7037453/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Electrolytic condenser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es.rs-online.com/web/p/transistores-bipolares/7969704/</text:p>
          </table:table-cell>
          <table:table-cell office:value-type="string" calcext:value-type="string">
            <text:p>Q2, Q4</text:p>
          </table:table-cell>
          <table:table-cell office:value-type="string" calcext:value-type="string">
            <text:p>NPN Transistor</text:p>
          </table:table-cell>
          <table:table-cell office:value-type="float" office:value="0.035" calcext:value-type="float">
            <text:p>0,0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es.rs-online.com/web/p/transistores-bipolares/8031147/?searchTerm=803-1147&amp;relevancy-data=636F3D3126696E3D4931384E525353746F636B4E756D6265724D504E266C753D656E266D6D3D6D61746368616C6C26706D3D5E283F69292852537C5253207C52532D293F5C647B337D285C73293F5B5C732D2F255C2E2C5D285C73293F5C647B332C347D2426706F3D313426736E3D592673743D52535F53544F434B5F4E554D4245522677633D4E4F4E45267573743D3830332D31313437267374613D3830333131343726" xlink:type="simple">http://es.rs-online.com/web/p/transistores-bipolares/8031147/?searchTerm=803-1147&amp;relevancy-data=636F3D3126696E3D4931384E525353746F636B4E756D6265724D504E266C753D656E266D6D3D6D61746368616C6C26706D3D5E283F69292852537C5253207C52532D293F5C647B337D285C73293F5B5C732D2F255C2E2C5D285C73293F5C647B332C347D2426706F3D313426736E3D592673743D52535F53544F434B5F4E554D4245522677633D4E4F4E45267573743D3830332D31313437267374613D3830333131343726</text:a>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PNP Transistor</text:p>
          </table:table-cell>
          <table:table-cell office:value-type="float" office:value="0.028" calcext:value-type="float">
            <text:p>0,0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es.rs-online.com/web/p/resistencias-fijas-de-orificio-pasante/0149105/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 330K</text:p>
          </table:table-cell>
          <table:table-cell office:value-type="float" office:value="0.014" calcext:value-type="float">
            <text:p>0,0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es.rs-online.com/web/p/resistencias-fijas-de-orificio-pasante/6832709/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 10K</text:p>
          </table:table-cell>
          <table:table-cell office:value-type="float" office:value="0.016" calcext:value-type="float">
            <text:p>0,0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es.rs-online.com/web/p/resistencias-fijas-de-orificio-pasante/6833165/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Resistor 1K</text:p>
          </table:table-cell>
          <table:table-cell office:value-type="float" office:value="0.016" calcext:value-type="float">
            <text:p>0,0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es.rs-online.com/web/p/condensadores-ceramicos-monocapa/6832115/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 680pf – 681</text:p>
          </table:table-cell>
          <table:table-cell office:value-type="float" office:value="0.074" calcext:value-type="float">
            <text:p>0,0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es.rs-online.com/web/p/condensadores-ceramicos-monocapa/7215240/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 0.1uF - 104</text:p>
          </table:table-cell>
          <table:table-cell office:value-type="float" office:value="0.081" calcext:value-type="float">
            <text:p>0,0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ncil 2B or softer</text:p>
          </table:table-cell>
          <table:table-cell office:value-type="float" office:value="0.35" calcext:value-type="float">
            <text:p>0,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32:25.252732988</meta:creation-date>
    <dc:date>2017-01-20T19:49:20.075521643</dc:date>
    <meta:editing-duration>PT2H4M41S</meta:editing-duration>
    <meta:editing-cycles>1</meta:editing-cycles>
    <meta:document-statistic meta:table-count="1" meta:cell-count="74" meta:object-count="0"/>
    <meta:generator>LibreOffice/5.1.4.2$Linux_x86 LibreOffice_project/10m0$Build-2</meta:generator>
  </office:meta>
</office:document-meta>
</file>